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SuchBeanDefinitionException.getResolvabl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SuchBeanDefinitionException.NoSuchBeanDefinitionException( Resolvable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oSuchBeanDefinitionException.NoSuchBeanDefinitionException( Class &lt; ?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SuchBeanDefinitionException.NoSuchBeanDefinitionExceptio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oSuchBeanDefinitionException.NoSuchBeanDefinitionException( Class &lt; ? &gt; type ,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SuchBeanDefinitionException.getNumberOfBeansF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SuchBeanDefinitionException.getBean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SuchBeanDefinitionException.NoSuchBeanDefinitionException( ResolvableType type ,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oSuchBeanDefinitionException.getBea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SuchBeanDefinitionException.NoSuchBeanDefinitionException( String name ,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